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stem-ui" svg:font-family="system-ui, apple-system, BlinkMacSystemFont, 'Segoe UI', Roboto,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de7315" officeooo:paragraph-rsid="00de7315"/>
    </style:style>
    <style:style style:name="P2" style:family="paragraph" style:parent-style-name="Standard">
      <style:text-properties officeooo:rsid="00dfbcdf" officeooo:paragraph-rsid="00dfbcdf"/>
    </style:style>
    <style:style style:name="P3" style:family="paragraph" style:parent-style-name="Standard">
      <style:text-properties officeooo:rsid="00e360e0" officeooo:paragraph-rsid="00e360e0"/>
    </style:style>
    <style:style style:name="P4" style:family="paragraph" style:parent-style-name="Standard">
      <style:text-properties officeooo:rsid="00e630db" officeooo:paragraph-rsid="00e630db"/>
    </style:style>
    <style:style style:name="P5" style:family="paragraph" style:parent-style-name="Standard">
      <style:text-properties officeooo:paragraph-rsid="00e75aad"/>
    </style:style>
    <style:style style:name="P6" style:family="paragraph" style:parent-style-name="Standard">
      <style:text-properties officeooo:rsid="00e93029" officeooo:paragraph-rsid="00e93029"/>
    </style:style>
    <style:style style:name="T1" style:family="text">
      <style:text-properties officeooo:rsid="00e4ed0c"/>
    </style:style>
    <style:style style:name="T2" style:family="text">
      <style:text-properties fo:font-variant="normal" fo:text-transform="none" fo:color="#2e2f3e" style:font-name="system-ui" fo:font-size="15pt" fo:letter-spacing="normal" fo:font-style="normal" fo:font-weight="bold"/>
    </style:style>
    <style:style style:name="T3" style:family="text">
      <style:text-properties fo:font-variant="normal" fo:text-transform="none" fo:color="#2e2f3e" style:font-name="system-ui" fo:font-size="15pt" fo:letter-spacing="normal" fo:font-style="normal" fo:font-weight="normal"/>
    </style:style>
    <style:style style:name="T4" style:family="text">
      <style:text-properties officeooo:rsid="00e75aa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text:tab/>Positioning</text:p>
      <text:p text:style-name="P1"/>
      <text:p text:style-name="P2">1 – Fixed – applying position fixed to a element , makes element like a inline-block</text:p>
      <text:p text:style-name="P2">so we may need to change the width of the element to 100%</text:p>
      <text:p text:style-name="P2"/>
      <text:p text:style-name="P3">position fixed also makes element out of actual document flow , so other elements acts like it is not at part of doc flow <text:span text:style-name="T1">and overlaps</text:span></text:p>
      <text:p text:style-name="P3"/>
      <text:p text:style-name="P3"/>
      <text:p text:style-name="P3"/>
      <text:p text:style-name="P4">2 – Z – index works only on positioned elements it except postion static</text:p>
      <text:p text:style-name="P4"/>
      <text:p text:style-name="P4"/>
      <text:p text:style-name="P5"><text:span text:style-name="T4">3 - </text:span><text:span text:style-name="Strong_20_Emphasis"><text:span text:style-name="T2">Absolute</text:span></text:span><text:span text:style-name="T3">.You use the positioning attributes top, left, bottom. and right to set the location. Remember that these values will be relative to the next parent element with relative (or absolute) positioning. If there is no such parent, it will default all the way back up to the &lt;html&gt; element itself meaning it will be placed relative to the page itself.</text:span></text:p>
      <text:p text:style-name="P5"><text:span text:style-name="T3"/></text:p>
      <text:p text:style-name="P6"><text:span text:style-name="T3">Eg if parent element is relative positioned and child is absolute then top boddom left and right will be based on parent element and not htm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stem-ui" svg:font-family="system-ui, apple-system, BlinkMacSystemFont, 'Segoe UI', Roboto, Helvetica, Arial, sans-serif, 'Apple Color Emoji', 'Segoe UI Emoji', 'Segoe UI 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14T19:16:08.454319590</meta:creation-date>
    <dc:date>2019-06-19T09:18:39.445282158</dc:date>
    <meta:editing-duration>P1DT4H2M8S</meta:editing-duration>
    <meta:editing-cycles>199</meta:editing-cycles>
    <meta:generator>LibreOffice/5.1.6.2$Linux_X86_64 LibreOffice_project/10m0$Build-2</meta:generator>
    <meta:document-statistic meta:table-count="0" meta:image-count="0" meta:object-count="0" meta:page-count="1" meta:paragraph-count="7" meta:word-count="154" meta:character-count="862" meta:non-whitespace-character-count="705"/>
  </office:meta>
</office:document-meta>
</file>